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8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7" style:family="paragraph">
      <style:paragraph-properties fo:margin-left="0cm" fo:margin-right="0cm" fo:margin-top="0cm" fo:margin-bottom="0cm" fo:text-indent="0cm" style:text-autospace="none"/>
      <style:text-properties fo:font-size="26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color="#ffffff" style:font-name="Segoe UI" fo:font-size="26pt" fo:text-shadow="1pt 1pt" style:font-name-asian="Segoe UI3" style:font-size-asian="26pt" style:font-name-complex="Segoe UI3" style:font-size-complex="26pt"/>
    </style:style>
    <style:style style:name="T6" style:family="text">
      <style:text-properties fo:color="#ffffff" style:font-name="Segoe UI" fo:font-size="16pt" fo:text-shadow="1pt 1pt" style:font-name-asian="Segoe UI3" style:font-size-asian="16pt" style:font-name-complex="Segoe UI3" style:font-size-complex="16pt"/>
    </style:style>
    <style:style style:name="T7" style:family="text">
      <style:text-properties fo:color="#000000" style:font-name="Segoe UI Semibold" fo:font-size="20pt" fo:text-shadow="none" style:font-name-asian="Segoe UI3" style:font-size-asian="20pt" style:font-name-complex="Segoe UI3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HYMN #526</text:span></text:p>
            <text:p text:style-name="P1"><text:span text:style-name="T2">“</text:span><text:span text:style-name="T2">You Are the Way; through You Alon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146cm" svg:height="7.011cm" svg:x="1.524cm" svg:y="1.016cm">
          <draw:text-box>
            <text:p text:style-name="P4"><text:span text:style-name="T3">1. </text:span><text:span text:style-name="T4">You are the way; through You alone</text:span><text:span text:style-name="T4"><text:line-break/></text:span><text:span text:style-name="T4">Can we the Father find;</text:span><text:span text:style-name="T4"><text:line-break/></text:span><text:span text:style-name="T4">In You, O Christ, has God revealed</text:span><text:span text:style-name="T4"><text:line-break/></text:span><text:span text:style-name="T4">His heart and will and mi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5" draw:layer="layout" svg:width="25.146cm" svg:height="7.011cm" svg:x="1.524cm" svg:y="0.762cm">
          <draw:text-box>
            <text:p text:style-name="P4"><text:span text:style-name="T3">2. </text:span><text:span text:style-name="T4">You are the truth; Your Word alone</text:span><text:span text:style-name="T4"><text:line-break/></text:span><text:span text:style-name="T4">True wisdom can impart;</text:span><text:span text:style-name="T4"><text:line-break/></text:span><text:span text:style-name="T4">You only can inform the mind</text:span><text:span text:style-name="T4"><text:line-break/></text:span><text:span text:style-name="T4">And purify the hear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5" draw:layer="layout" svg:width="25.146cm" svg:height="7.011cm" svg:x="1.524cm" svg:y="0.595cm">
          <draw:text-box>
            <text:p text:style-name="P4"><text:span text:style-name="T3">3. </text:span><text:span text:style-name="T4">You are the life; the empty tomb</text:span><text:span text:style-name="T4"><text:line-break/></text:span><text:span text:style-name="T4">Proclaims Your conqu’ring arm,</text:span><text:span text:style-name="T4"><text:line-break/></text:span><text:span text:style-name="T4">And those who put their trust in You</text:span><text:span text:style-name="T4"><text:line-break/></text:span><text:span text:style-name="T4">Not death nor hell shall har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4" draw:text-style-name="P8" draw:layer="layout" svg:width="25.146cm" svg:height="12.08cm" svg:x="1.436cm" svg:y="0.855cm">
          <draw:text-box>
            <text:p text:style-name="P6"><text:span text:style-name="T3">4.</text:span><text:span text:style-name="T3"><text:tab/></text:span><text:span text:style-name="T4">You are the way, the truth, the life;</text:span><text:span text:style-name="T4"><text:line-break/></text:span><text:span text:style-name="T4">Grant us that way to know,</text:span><text:span text:style-name="T4"><text:line-break/></text:span><text:span text:style-name="T4">That truth to keep, that life to win</text:span><text:span text:style-name="T4"><text:line-break/></text:span><text:span text:style-name="T4">Whose joys eternal flow.</text:span></text:p>
            <text:p text:style-name="P7"><text:span text:style-name="T5"><text:line-break/></text:span><text:span text:style-name="T5"/></text:p>
            <text:p text:style-name="P7"><text:span text:style-name="T6"/></text:p>
            <text:p text:style-name="P7"><text:span text:style-name="T6"><text:s text:c="15"/></text:span><text:span text:style-name="T7">Public domain</text:span></text:p>
            <text:p text:style-name="P7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4T00:00:57.881000000</meta:creation-date>
    <dc:title>Hymn template</dc:title>
    <meta:editing-duration>PT19M8S</meta:editing-duration>
    <meta:editing-cycles>15</meta:editing-cycles>
    <meta:generator>LibreOffice/6.1.5.2$Windows_X86_64 LibreOffice_project/90f8dcf33c87b3705e78202e3df5142b201bd805</meta:generator>
    <meta:initial-creator>Arthur Hoch</meta:initial-creator>
    <dc:date>2019-04-23T13:33:04.380000000</dc:date>
    <meta:document-statistic meta:object-count="36"/>
    <meta:template xlink:type="simple" xlink:actuate="onRequest" xlink:title="Hymn template" xlink:href="../../AppData/Roaming/LibreOffice/4/user/template/Worship%20Templsates/Hymn%20template.otp" meta:date="2014-12-24T00:00:57.569000000"/>
  </office:meta>
</office:document-meta>
</file>